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P2 – Configuration du réseau</text:p>
      <text:p text:style-name="P1"/>
      <text:p text:style-name="P2">Connexion au réseau local</text:p>
      <text:p text:style-name="P2">L'adresse MAC est : b8:27:eb:3d:c4:9d</text:p>
      <text:p text:style-name="P2">L'adresse IP est : 172.16.44.15</text:p>
      <text:p text:style-name="P2">Passerelle : 172.16.47.250</text:p>
      <text:p text:style-name="P2">DNS : 172.16.32.250 OU 172.16.32.252</text:p>
      <text:p text:style-name="P2"/>
      <text:p text:style-name="P2">Pour tester le bon fonctionnement du réseau nous utilisons la commande ping &lt;url&gt; pour tester la communication avec un serveur distant (<text:a xlink:type="simple" xlink:href="http://www.goole.com/">www.google.com</text:a>).</text:p>
      <text:p text:style-name="P2"/>
      <text:p text:style-name="P2">Une fois la connexion établie, on met à jour la liste des paquets avec la commande sudo <text:span text:style-name="T1">apt-get update</text:span><text:span text:style-name="T2">. Ensuite on installe le serveur Apache.</text:span></text:p>
      <text:p text:style-name="P2"><text:span text:style-name="T2">Pour tester son fonctionnement, on lance une page de navigateur avec comme url l'adresse ip du raspberry.</text:span></text:p>
      <text:p text:style-name="P2"/>
      <text:p text:style-name="P2">Pour tester le bon fonctionnement du serveur ftp, il faut ouvrir une page de navigateur web et mettre comme url : ftp://&lt;adresse_ip&gt;.</text:p>
      <text:p text:style-name="P2">Après vérification, ceci fonctionne pour nous.</text:p>
      <text:p text:style-name="P2"/>
      <text:p text:style-name="P4">Bilan :</text:p>
      <text:p text:style-name="P2">Aujourd'hui, nous avons appris a configurer l'interface ethernet du raspberry. De plus, nous avons pu nous familiariser avec l'installation de paquets, qui est très pratique pour ajouter des fonctionnalités au système.</text:p>
      <text:p text:style-name="P2">Après quelques erreurs de configuration (dans les fichiers de configuration), nous avons réussi à accéder à internet et au réseau interne, ce qui permet de mettre en place un serveur ftp et un serveur we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Linux embarqué<text:tab/><text:tab/>Benjamin Barbesange &amp; Benoît Garço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tudiant </meta:initial-creator>
    <meta:creation-date>2015-09-21T10:12:24</meta:creation-date>
    <dc:date>2015-09-21T11:24:55</dc:date>
    <meta:editing-duration>PT41M11S</meta:editing-duration>
    <meta:editing-cycles>11</meta:editing-cycles>
    <meta:generator>LibreOffice/3.5$Linux_X86_64 LibreOffice_project/350m1$Build-2</meta:generator>
    <meta:document-statistic meta:table-count="0" meta:image-count="0" meta:object-count="0" meta:page-count="1" meta:paragraph-count="15" meta:word-count="194" meta:character-count="1243" meta:non-whitespace-character-count="1063"/>
  </office:meta>
</office:document-meta>
</file>